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 <text:s/>momento ponemos lo que se nos ocurra</text:p>
      <text:p text:style-name="Standard"/>
      <text:p text:style-name="Standard"># el tiempo de respuesta del servidor no debe ser superior a 30 segundos</text:p>
      <text:p text:style-name="Standard"># el juego debe ser ambientado en estilo retro 8 bits</text:p>
      <text:p text:style-name="Standard"># los personajes seran basados en el 'medievo?'</text:p>
      <text:p text:style-name="Standard"># los menus deben ser faciles e intuitivos</text:p>
      <text:p text:style-name="Standard">#<text:span text:style-name="T1"> a la hora de aplicar una gema o anillo no hace falta ir a otra ventana para que mejora o no mejora, <text:tab/>sino que en la misma pantalla te ponga el efecto que te hace.--&gt; sino lo entiendes te lo explico despues.</text:span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38S</meta:editing-duration>
    <meta:editing-cycles>4</meta:editing-cycles>
    <meta:generator>OpenOffice/4.1.1$Win32 OpenOffice.org_project/411m6$Build-9775</meta:generator>
    <dc:date>2015-10-24T22:21:40.25</dc:date>
    <dc:creator>Francisco Sole Gonzalez</dc:creator>
    <meta:document-statistic meta:table-count="0" meta:image-count="0" meta:object-count="0" meta:page-count="1" meta:paragraph-count="6" meta:word-count="93" meta:character-count="462"/>
    <meta:user-defined meta:name="Info 1"/>
    <meta:user-defined meta:name="Info 2"/>
    <meta:user-defined meta:name="Info 3"/>
    <meta:user-defined meta:name="Info 4"/>
  </office:meta>
</office:document-meta>
</file>